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10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7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9132" calcext:value-type="float">
            <text:p>78.3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5188" calcext:value-type="float">
            <text:p>81.8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122" calcext:value-type="float">
            <text:p>82.1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9108" calcext:value-type="float">
            <text:p>82.7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0063" calcext:value-type="float">
            <text:p>82.800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31264" calcext:value-type="float">
            <text:p>82.72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9362580645" calcext:value-type="float">
            <text:p>82.7569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87174193548" calcext:value-type="float">
            <text:p>82.898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466" calcext:value-type="float">
            <text:p>83.0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73376774194" calcext:value-type="float">
            <text:p>83.1173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94051612903" calcext:value-type="float">
            <text:p>83.239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1028" calcext:value-type="float">
            <text:p>83.347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07409032258" calcext:value-type="float">
            <text:p>83.430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30968" calcext:value-type="float">
            <text:p>83.55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71316129032" calcext:value-type="float">
            <text:p>83.607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19812903226" calcext:value-type="float">
            <text:p>83.5719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42856" calcext:value-type="float">
            <text:p>83.5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78895483871" calcext:value-type="float">
            <text:p>83.427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99984" calcext:value-type="float">
            <text:p>83.3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25020645161" calcext:value-type="float">
            <text:p>83.4125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91982222222" calcext:value-type="float">
            <text:p>83.52919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37105806452" calcext:value-type="float">
            <text:p>83.5937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60036129032" calcext:value-type="float">
            <text:p>83.726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48887142857" calcext:value-type="float">
            <text:p>83.85488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7922580645" calcext:value-type="float">
            <text:p>83.89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13284" calcext:value-type="float">
            <text:p>83.831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82129032258" calcext:value-type="float">
            <text:p>83.778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6433548387" calcext:value-type="float">
            <text:p>83.682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908" calcext:value-type="float">
            <text:p>83.606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19496774194" calcext:value-type="float">
            <text:p>83.441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3064" calcext:value-type="float">
            <text:p>83.4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86818064516" calcext:value-type="float">
            <text:p>83.498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9424" calcext:value-type="float">
            <text:p>83.5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52755555556" calcext:value-type="float">
            <text:p>83.5552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84227692308" calcext:value-type="float">
            <text:p>83.56842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18592" calcext:value-type="float">
            <text:p>83.570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04108387097" calcext:value-type="float">
            <text:p>83.6904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67848" calcext:value-type="float">
            <text:p>83.59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0536774194" calcext:value-type="float">
            <text:p>83.5120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09116129032" calcext:value-type="float">
            <text:p>83.3709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2376" calcext:value-type="float">
            <text:p>83.38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1412307692" calcext:value-type="float">
            <text:p>83.2501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80632" calcext:value-type="float">
            <text:p>83.20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38180645161" calcext:value-type="float">
            <text:p>83.273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1968571429" calcext:value-type="float">
            <text:p>83.38119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05904516129" calcext:value-type="float">
            <text:p>83.480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43904516129" calcext:value-type="float">
            <text:p>83.404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1584" calcext:value-type="float">
            <text:p>83.4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0570322581" calcext:value-type="float">
            <text:p>83.5880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1684" calcext:value-type="float">
            <text:p>83.8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09251612903" calcext:value-type="float">
            <text:p>83.970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1127483871" calcext:value-type="float">
            <text:p>84.041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77776" calcext:value-type="float">
            <text:p>83.76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41787096774" calcext:value-type="float">
            <text:p>83.8241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26488" calcext:value-type="float">
            <text:p>84.03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45093333333" calcext:value-type="float">
            <text:p>84.2545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02930526316" calcext:value-type="float">
            <text:p>84.480293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97032" calcext:value-type="float">
            <text:p>84.89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2295483871" calcext:value-type="float">
            <text:p>85.0052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9848" calcext:value-type="float">
            <text:p>85.0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50642580645" calcext:value-type="float">
            <text:p>85.3050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49824" calcext:value-type="float">
            <text:p>85.398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2312" calcext:value-type="float">
            <text:p>85.4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9292903226" calcext:value-type="float">
            <text:p>85.441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57828" calcext:value-type="float">
            <text:p>85.48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1083870968" calcext:value-type="float">
            <text:p>85.57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18165517241" calcext:value-type="float">
            <text:p>85.741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1014193548" calcext:value-type="float">
            <text:p>85.9711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6859354839" calcext:value-type="float">
            <text:p>86.1126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45112" calcext:value-type="float">
            <text:p>86.28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5972" calcext:value-type="float">
            <text:p>86.337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0208" calcext:value-type="float">
            <text:p>86.37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09388387097" calcext:value-type="float">
            <text:p>86.3909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2704" calcext:value-type="float">
            <text:p>86.2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21664" calcext:value-type="float">
            <text:p>86.47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10658064516" calcext:value-type="float">
            <text:p>86.571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95472" calcext:value-type="float">
            <text:p>86.69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67507096774" calcext:value-type="float">
            <text:p>86.876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85148571429" calcext:value-type="float">
            <text:p>87.0685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72301935484" calcext:value-type="float">
            <text:p>87.2472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3279483871" calcext:value-type="float">
            <text:p>87.5432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7168" calcext:value-type="float">
            <text:p>87.75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3667096774" calcext:value-type="float">
            <text:p>87.995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3296" calcext:value-type="float">
            <text:p>88.18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76681290323" calcext:value-type="float">
            <text:p>88.3176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69047741935" calcext:value-type="float">
            <text:p>88.2569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5552" calcext:value-type="float">
            <text:p>88.16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7852903226" calcext:value-type="float">
            <text:p>88.099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04688" calcext:value-type="float">
            <text:p>88.1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6010322581" calcext:value-type="float">
            <text:p>88.321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5617142857" calcext:value-type="float">
            <text:p>88.4775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2477419355" calcext:value-type="float">
            <text:p>88.641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17507096774" calcext:value-type="float">
            <text:p>88.781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46247741936" calcext:value-type="float">
            <text:p>89.0646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6336" calcext:value-type="float">
            <text:p>88.9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30691612903" calcext:value-type="float">
            <text:p>88.933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66060645161" calcext:value-type="float">
            <text:p>88.8166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03152" calcext:value-type="float">
            <text:p>88.7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3248516129" calcext:value-type="float">
            <text:p>88.893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84632" calcext:value-type="float">
            <text:p>88.9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5576774194" calcext:value-type="float">
            <text:p>89.0685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63751428572" calcext:value-type="float">
            <text:p>89.21637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4363870968" calcext:value-type="float">
            <text:p>89.3394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26521290323" calcext:value-type="float">
            <text:p>89.332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72700689655" calcext:value-type="float">
            <text:p>89.35727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30122758621" calcext:value-type="float">
            <text:p>89.4230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42304" calcext:value-type="float">
            <text:p>89.5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95895483871" calcext:value-type="float">
            <text:p>89.4095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7964516129" calcext:value-type="float">
            <text:p>89.2879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44740645161" calcext:value-type="float">
            <text:p>89.2844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95344" calcext:value-type="float">
            <text:p>89.2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10211612903" calcext:value-type="float">
            <text:p>89.311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11811034483" calcext:value-type="float">
            <text:p>89.38118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00665806452" calcext:value-type="float">
            <text:p>89.4900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76416" calcext:value-type="float">
            <text:p>89.5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90384" calcext:value-type="float">
            <text:p>89.63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67695483871" calcext:value-type="float">
            <text:p>89.706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22284" calcext:value-type="float">
            <text:p>89.76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6172903226" calcext:value-type="float">
            <text:p>89.803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408768" calcext:value-type="float">
            <text:p>89.764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0020924459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74" meta:object-count="0"/>
    <meta:user-defined meta:name="AppVersion">3.0</meta:user-defined>
  </office:meta>
</office:document-meta>
</file>